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800000206D69A14DE.png" manifest:media-type="image/png"/>
  <manifest:file-entry manifest:full-path="Pictures/1000020100000201000000E52E2B171E.png" manifest:media-type="image/png"/>
  <manifest:file-entry manifest:full-path="Pictures/1000020100000412000003F3659F1DB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enlo" svg:font-family="Menlo, Monaco, Consolas, 'Ubuntu Mono', 'DejaVu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etokohdetaulukko" style:family="table">
      <style:table-properties style:width="18.094cm" fo:margin-left="0cm" table:align="left"/>
    </style:style>
    <style:style style:name="Tietokohdetaulukko.A" style:family="table-column">
      <style:table-column-properties style:column-width="6.336cm"/>
    </style:style>
    <style:style style:name="Tietokohdetaulukko.B" style:family="table-column">
      <style:table-column-properties style:column-width="3.284cm"/>
    </style:style>
    <style:style style:name="Tietokohdetaulukko.C" style:family="table-column">
      <style:table-column-properties style:column-width="8.474cm"/>
    </style:style>
    <style:style style:name="Tietokohdetaulukko.A1" style:family="table-cell">
      <style:table-cell-properties fo:padding="0.097cm" fo:border-left="0.05pt solid #000000" fo:border-right="none" fo:border-top="0.05pt solid #000000" fo:border-bottom="0.05pt solid #000000"/>
    </style:style>
    <style:style style:name="Tietokohdetaulukko.C1" style:family="table-cell">
      <style:table-cell-properties fo:padding="0.097cm" fo:border="0.05pt solid #000000"/>
    </style:style>
    <style:style style:name="Tietokohdetaulukko.A2" style:family="table-cell">
      <style:table-cell-properties fo:padding="0.097cm" fo:border-left="0.05pt solid #000000" fo:border-right="none" fo:border-top="none" fo:border-bottom="0.05pt solid #000000"/>
    </style:style>
    <style:style style:name="Tietokohdetaulukko.C2" style:family="table-cell">
      <style:table-cell-properties fo:padding="0.097cm" fo:border-left="0.05pt solid #000000" fo:border-right="0.05pt solid #000000" fo:border-top="none" fo:border-bottom="0.05pt solid #000000"/>
    </style:style>
    <style:style style:name="Table1" style:family="table">
      <style:table-properties style:width="18.094cm" fo:margin-left="0cm" table:align="left"/>
    </style:style>
    <style:style style:name="Table1.A" style:family="table-column">
      <style:table-column-properties style:column-width="6.336cm"/>
    </style:style>
    <style:style style:name="Table1.B" style:family="table-column">
      <style:table-column-properties style:column-width="3.284cm"/>
    </style:style>
    <style:style style:name="Table1.C" style:family="table-column">
      <style:table-column-properties style:column-width="8.47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8.094cm" fo:margin-left="0cm" table:align="left"/>
    </style:style>
    <style:style style:name="Table2.A" style:family="table-column">
      <style:table-column-properties style:column-width="6.336cm"/>
    </style:style>
    <style:style style:name="Table2.B" style:family="table-column">
      <style:table-column-properties style:column-width="3.284cm"/>
    </style:style>
    <style:style style:name="Table2.C" style:family="table-column">
      <style:table-column-properties style:column-width="8.474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7139" officeooo:paragraph-rsid="000a7139"/>
    </style:style>
    <style:style style:name="P2" style:family="paragraph" style:parent-style-name="Standard">
      <style:text-properties officeooo:rsid="000a7139" officeooo:paragraph-rsid="000e23f8"/>
    </style:style>
    <style:style style:name="P3" style:family="paragraph" style:parent-style-name="Standard">
      <style:text-properties fo:font-weight="bold" officeooo:rsid="000a7139" officeooo:paragraph-rsid="000a7139" style:font-weight-asian="bold" style:font-weight-complex="bold"/>
    </style:style>
    <style:style style:name="P4" style:family="paragraph" style:parent-style-name="Standard">
      <style:text-properties fo:font-size="16pt" fo:font-weight="bold" officeooo:rsid="000a7139" officeooo:paragraph-rsid="000a7139"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2pt" fo:font-weight="bold" officeooo:rsid="000a7139" officeooo:paragraph-rsid="000a7139" style:font-size-asian="22pt" style:font-weight-asian="bold" style:font-size-complex="22pt" style:font-weight-complex="bold"/>
    </style:style>
    <style:style style:name="P6" style:family="paragraph" style:parent-style-name="Standard">
      <style:text-properties fo:font-size="18pt" fo:font-weight="bold" officeooo:rsid="000a7139" officeooo:paragraph-rsid="000e23f8" style:font-size-asian="18pt" style:font-weight-asian="bold" style:font-size-complex="18pt" style:font-weight-complex="bold"/>
    </style:style>
    <style:style style:name="P7" style:family="paragraph" style:parent-style-name="Standard">
      <style:text-properties fo:font-size="18pt" fo:font-weight="bold" officeooo:rsid="000e23f8" officeooo:paragraph-rsid="000e23f8" style:font-size-asian="18pt" style:font-weight-asian="bold" style:font-size-complex="18pt" style:font-weight-complex="bold"/>
    </style:style>
    <style:style style:name="P8" style:family="paragraph" style:parent-style-name="Standard">
      <style:text-properties fo:font-size="18pt" fo:font-weight="bold" officeooo:rsid="00132fed" officeooo:paragraph-rsid="00132fed" style:font-size-asian="18pt" style:font-weight-asian="bold" style:font-size-complex="18pt" style:font-weight-complex="bold"/>
    </style:style>
    <style:style style:name="P9" style:family="paragraph" style:parent-style-name="Standard">
      <style:text-properties fo:font-size="18pt" fo:font-weight="bold" officeooo:rsid="00105d40" officeooo:paragraph-rsid="00105d40" style:font-size-asian="15.75pt" style:font-weight-asian="bold" style:font-size-complex="18pt" style:font-weight-complex="bold"/>
    </style:style>
    <style:style style:name="P10" style:family="paragraph" style:parent-style-name="Standard">
      <style:text-properties fo:font-size="12pt" fo:font-weight="bold" officeooo:rsid="000e23f8" officeooo:paragraph-rsid="000e23f8" style:font-size-asian="10.5pt" style:font-weight-asian="bold" style:font-size-complex="12pt" style:font-weight-complex="bold"/>
    </style:style>
    <style:style style:name="P11" style:family="paragraph" style:parent-style-name="Standard">
      <style:text-properties fo:font-size="12pt" fo:font-weight="bold" officeooo:rsid="000e7834" officeooo:paragraph-rsid="000e7834" style:font-size-asian="10.5pt" style:font-weight-asian="bold" style:font-size-complex="12pt" style:font-weight-complex="bold"/>
    </style:style>
    <style:style style:name="P12" style:family="paragraph" style:parent-style-name="Standard">
      <style:text-properties fo:font-size="12pt" fo:font-weight="bold" officeooo:rsid="00105d40" officeooo:paragraph-rsid="00105d40" style:font-size-asian="10.5pt" style:font-weight-asian="bold" style:font-size-complex="12pt" style:font-weight-complex="bold"/>
    </style:style>
    <style:style style:name="P13" style:family="paragraph" style:parent-style-name="Standard">
      <style:text-properties fo:font-size="12pt" fo:font-weight="bold" officeooo:rsid="001180f6" officeooo:paragraph-rsid="001180f6" style:font-size-asian="10.5pt" style:font-weight-asian="bold" style:font-size-complex="12pt" style:font-weight-complex="bold"/>
    </style:style>
    <style:style style:name="P14" style:family="paragraph" style:parent-style-name="Standard">
      <style:text-properties fo:font-size="12pt" fo:font-weight="bold" officeooo:rsid="001180f6" officeooo:paragraph-rsid="00126184" style:font-size-asian="10.5pt" style:font-weight-asian="bold" style:font-size-complex="12pt" style:font-weight-complex="bold"/>
    </style:style>
    <style:style style:name="P15" style:family="paragraph" style:parent-style-name="Standard">
      <style:text-properties fo:font-size="12pt" fo:font-weight="normal" officeooo:rsid="000e23f8" officeooo:paragraph-rsid="000e23f8" style:font-size-asian="10.5pt" style:font-weight-asian="normal" style:font-size-complex="12pt" style:font-weight-complex="normal"/>
    </style:style>
    <style:style style:name="P16" style:family="paragraph" style:parent-style-name="Standard">
      <style:text-properties fo:font-size="12pt" fo:font-weight="normal" officeooo:rsid="000e7834" officeooo:paragraph-rsid="000e7834" style:font-size-asian="10.5pt" style:font-weight-asian="normal" style:font-size-complex="12pt" style:font-weight-complex="normal"/>
    </style:style>
    <style:style style:name="P17" style:family="paragraph" style:parent-style-name="Standard">
      <style:text-properties fo:font-size="12pt" fo:font-weight="normal" officeooo:rsid="00105c71" officeooo:paragraph-rsid="00105c71" style:font-size-asian="10.5pt" style:font-weight-asian="normal" style:font-size-complex="12pt" style:font-weight-complex="normal"/>
    </style:style>
    <style:style style:name="P18" style:family="paragraph" style:parent-style-name="Text_20_body">
      <style:paragraph-properties fo:margin-left="0cm" fo:margin-right="0cm" fo:margin-top="0cm" fo:margin-bottom="0.212cm" style:contextual-spacing="false" style:line-height-at-least="0.45cm" fo:widows="1" fo:text-indent="0cm" style:auto-text-indent="false"/>
    </style:style>
    <style:style style:name="P19" style:family="paragraph" style:parent-style-name="Preformatted_20_Text">
      <style:paragraph-properties fo:margin-left="0cm" fo:margin-right="0cm" fo:margin-top="0cm" fo:margin-bottom="0.212cm" style:contextual-spacing="false" fo:line-height="142%" fo:widows="1" fo:text-indent="0cm" style:auto-text-indent="false" fo:padding="0.212cm" fo:border="0.06pt solid #cccccc"/>
      <style:text-properties officeooo:paragraph-rsid="000e23f8"/>
    </style:style>
    <style:style style:name="P20" style:family="paragraph" style:parent-style-name="Heading_20_3">
      <style:text-properties fo:font-variant="normal" fo:text-transform="none" fo:color="#333333" style:font-name="Helvetica Neue" fo:font-size="10.5pt" fo:letter-spacing="normal" fo:font-style="normal" fo:font-weight="bold" officeooo:rsid="000a7139" officeooo:paragraph-rsid="000e23f8"/>
    </style:style>
    <style:style style:name="P21" style:family="paragraph" style:parent-style-name="Preformatted_20_Text">
      <style:paragraph-properties fo:margin-top="0cm" fo:margin-bottom="0.212cm" style:contextual-spacing="false" fo:line-height="142%" fo:widows="1" fo:padding="0.212cm" fo:border="0.06pt solid #cccccc"/>
    </style:style>
    <style:style style:name="P22" style:family="paragraph" style:parent-style-name="Preformatted_20_Text">
      <style:paragraph-properties fo:margin-top="0cm" fo:margin-bottom="0.212cm" style:contextual-spacing="false" fo:line-height="142%" fo:widows="1" fo:padding="0.212cm" fo:border="0.06pt solid #cccccc"/>
      <style:text-properties officeooo:paragraph-rsid="000e23f8"/>
    </style:style>
    <style:style style:name="P23" style:family="paragraph" style:parent-style-name="Table_20_Contents">
      <style:text-properties fo:font-size="12pt" style:font-size-asian="10.5pt" style:font-size-complex="12pt"/>
    </style:style>
    <style:style style:name="P24" style:family="paragraph" style:parent-style-name="Table_20_Contents">
      <style:text-properties fo:font-size="12pt" officeooo:rsid="001180f6" officeooo:paragraph-rsid="001180f6" style:font-size-asian="10.5pt" style:font-size-complex="12pt"/>
    </style:style>
    <style:style style:name="P25" style:family="paragraph" style:parent-style-name="Table_20_Contents">
      <style:text-properties fo:font-size="12pt" officeooo:rsid="001180f6" officeooo:paragraph-rsid="00126184" style:font-size-asian="10.5pt" style:font-size-complex="12pt"/>
    </style:style>
    <style:style style:name="P26" style:family="paragraph" style:parent-style-name="Table_20_Contents">
      <style:text-properties fo:font-size="12pt" officeooo:paragraph-rsid="00126184" style:font-size-asian="10.5pt" style:font-size-complex="12pt"/>
    </style:style>
    <style:style style:name="P27" style:family="paragraph" style:parent-style-name="Table_20_Contents">
      <style:text-properties fo:font-size="12pt" officeooo:rsid="00126184" officeooo:paragraph-rsid="00126184" style:font-size-asian="10.5pt" style:font-size-complex="12pt"/>
    </style:style>
    <style:style style:name="P28" style:family="paragraph" style:parent-style-name="Standard">
      <style:text-properties fo:font-size="12pt" fo:font-weight="normal" officeooo:rsid="001180f6" officeooo:paragraph-rsid="001180f6" style:font-size-asian="10.5pt" style:font-weight-asian="normal" style:font-size-complex="12pt" style:font-weight-complex="normal"/>
    </style:style>
    <style:style style:name="P29" style:family="paragraph" style:parent-style-name="Standard">
      <style:text-properties fo:font-size="12pt" fo:font-weight="normal" officeooo:rsid="00151aea" officeooo:paragraph-rsid="00151aea" style:font-size-asian="10.5pt" style:font-weight-asian="normal" style:font-size-complex="12pt" style:font-weight-complex="normal"/>
    </style:style>
    <style:style style:name="P30" style:family="paragraph" style:parent-style-name="Standard">
      <style:text-properties fo:font-size="18pt" fo:font-weight="bold" officeooo:rsid="00132fed" officeooo:paragraph-rsid="00132fed" style:font-size-asian="18pt" style:font-weight-asian="bold" style:font-size-complex="18pt" style:font-weight-complex="bold"/>
    </style:style>
    <style:style style:name="P31" style:family="paragraph" style:parent-style-name="Standard">
      <style:text-properties fo:font-size="18pt" fo:font-weight="bold" officeooo:rsid="00151aea" officeooo:paragraph-rsid="00151aea" style:font-size-asian="18pt" style:font-weight-asian="bold" style:font-size-complex="18pt" style:font-weight-complex="bold"/>
    </style:style>
    <style:style style:name="T1" style:family="text">
      <style:text-properties officeooo:rsid="000bd319"/>
    </style:style>
    <style:style style:name="T2" style:family="text">
      <style:text-properties officeooo:rsid="000cf371"/>
    </style:style>
    <style:style style:name="T3" style:family="text">
      <style:text-properties fo:font-weight="normal" style:font-weight-asian="normal" style:font-weight-complex="normal"/>
    </style:style>
    <style:style style:name="T4" style:family="text">
      <style:text-properties fo:font-weight="normal" officeooo:rsid="000e7834" style:font-weight-asian="normal" style:font-weight-complex="normal"/>
    </style:style>
    <style:style style:name="T5" style:family="text">
      <style:text-properties fo:font-weight="normal" officeooo:rsid="00105c71" style:font-weight-asian="normal" style:font-weight-complex="normal"/>
    </style:style>
    <style:style style:name="T6" style:family="text">
      <style:text-properties fo:font-variant="normal" fo:text-transform="none" fo:color="#333333" style:font-name="Menlo" fo:font-size="8.25pt" fo:letter-spacing="normal" fo:font-style="normal" fo:font-weight="normal" fo:background-color="transparent" loext:char-shading-value="0" fo:padding="0cm" fo:border="none"/>
    </style:style>
    <style:style style:name="T7" style:family="text">
      <style:text-properties fo:font-variant="normal" fo:text-transform="none" fo:color="#333333" style:font-name="Menlo" fo:font-size="8.25pt" fo:letter-spacing="normal" fo:font-style="normal" fo:font-weight="normal" officeooo:rsid="000e23f8" fo:background-color="transparent" loext:char-shading-value="0" fo:padding="0cm" fo:border="none"/>
    </style:style>
    <style:style style:name="T8" style:family="text">
      <style:text-properties fo:font-variant="normal" fo:text-transform="none" fo:color="#333333" fo:letter-spacing="normal" fo:background-color="transparent" loext:char-shading-value="0" fo:padding="0cm" fo:border="none"/>
    </style:style>
    <style:style style:name="T9" style:family="text">
      <style:text-properties officeooo:rsid="000e7834"/>
    </style:style>
    <style:style style:name="T10" style:family="text">
      <style:text-properties officeooo:rsid="00105c71"/>
    </style:style>
    <style:style style:name="T11" style:family="text">
      <style:text-properties officeooo:rsid="00126184"/>
    </style:style>
    <style:style style:name="T12" style:family="text">
      <style:text-properties officeooo:rsid="0012a5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Elämäntarkoitus</text:span>” </text:p>
      <text:p text:style-name="P5">dokumentaatio </text:p>
      <text:p text:style-name="P1"/>
      <text:p text:style-name="P1"/>
      <text:p text:style-name="P4">Johdanto </text:p>
      <text:p text:style-name="P1"/>
      <text:p text:style-name="P3">Järjestelmän tarkoitus: </text:p>
      <text:p text:style-name="P3"/>
      <text:p text:style-name="P1">Yksinäisyys, syrjäyteneisyys, eristäytyneisyss ja tarkoituksettomuudentunne ovat tämän hetken Suomessa kasvia ongelmia. Tämän järjestelmän tarkoitus on saattaa ihmisiä yhteen ja auttaa heitä löytämään uusia harrastuksia ja yhteisöjä, joissa voi kokea </text:p>
      <text:p text:style-name="P1">elämänsä merkitykselliseksi. </text:p>
      <text:p text:style-name="P1"/>
      <text:p text:style-name="P3">Tavoitteet:</text:p>
      <text:p text:style-name="P1"/>
      <text:p text:style-name="P1">Tavoitteena on onnistua pysäyttämään SSS-ryhmän edesauttaman ihmisten syrjäyttämisprojekti, </text:p>
      <text:p text:style-name="P1">sekä palauttaa vanhusten ihmisarvo ja siten myös helpottaa tulevaisuuttapelkäävien nuorempienkin </text:p>
      <text:p text:style-name="P1">ihmisten toivottomuutta ja ahdistusta. </text:p>
      <text:p text:style-name="P1"/>
      <text:p text:style-name="P3">Kuvaus järjestelmän toiminnasta:</text:p>
      <text:p text:style-name="P1"/>
      <text:p text:style-name="P1">- Järjestelmää on tarkoitus käyttää siten, että yksinäiset voivat luoda sinne itselleen profiilin, joissa </text:p>
      <text:p text:style-name="P1">he voivat kertoa itsestään ja elämästään, sekä listata mahdollisia kiinnostuksenkohteitaan. Lisäksi </text:p>
      <text:p text:style-name="P1">he voivat halutessaan täyttää kalenterista aikoja, jolloin he ovat halukkaita sosiaaliseen toimintaan. </text:p>
      <text:p text:style-name="P1"/>
      <text:p text:style-name="P1">- Järjestelmän muita käyttäjiä ovat "<text:span text:style-name="T2">Elämäntarkoitu</text:span>s" -yhdistyksen <text:span text:style-name="T2">järjestelmänvalvoja</text:span></text:p>
      <text:p text:style-name="P1"/>
      <text:p text:style-name="P1"/>
      <text:p text:style-name="P3">Teknisiä tietoja: </text:p>
      <text:p text:style-name="P1"/>
      <text:p text:style-name="P1">- Työ toteutaan koulun Users-palvelimella. </text:p>
      <text:p text:style-name="P1"/>
      <text:p text:style-name="P1">- Websovelluksista ohjelman laatijalla ei ole minkäänlaista kokemusta, eikä hän siten edes ymmärrä </text:p>
      <text:p text:style-name="P1">sanoja alustajärjestelmä ja sovelluskehys. Ohjelma kuitenkin toteutetaan PHP-kielellä. </text:p>
      <text:p text:style-name="P1"/>
      <text:p text:style-name="P1">- Selainten kielten tukeminen on alueena laatijalle vielä täysi mysteeri. </text:p>
      <text:p text:style-name="P1"/>
      <text:p text:style-name="P2">- Sovellus on tarkoitettu ja myös tukee ainoastaan yhtä tietokantaa, jonka toteuttaja alustaa.</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0" text:outline-level="3"><text:soft-page-break/>Käyttäjäryhmät</text:h>
      <text:p text:style-name="P18"/>
      <text:p text:style-name="P19"><text:span text:style-name="Source_20_Text"><text:span text:style-name="T6">Jokamies</text:span></text:span></text:p>
      <text:p text:style-name="P21"><text:span text:style-name="Source_20_Text"><text:span text:style-name="T8"><text:s text:c="2"/></text:span></text:span><text:span text:style-name="Source_20_Text"><text:span text:style-name="T6">Jokamiehellä tarkoitetaan ketä tahansa, joka Internetin välityksellä tulee lukemaan ”</text:span></text:span><text:span text:style-name="Source_20_Text"><text:span text:style-name="T7">Elämäntarkoitus</text:span></text:span><text:span text:style-name="Source_20_Text"><text:span text:style-name="T6">”-</text:span></text:span><text:span text:style-name="Source_20_Text"><text:span text:style-name="T7">yhdistyksen</text:span></text:span><text:span text:style-name="Source_20_Text"><text:span text:style-name="T6"> www-sivuja. </text:span></text:span></text:p>
      <text:p text:style-name="P21"><text:span text:style-name="Source_20_Text"><text:span text:style-name="T8"><text:s text:c="2"/></text:span></text:span><text:span text:style-name="Source_20_Text"><text:span text:style-name="T6">Kaikki muut sidosryhmät kuuluvat myös tähän sidosryhmään.</text:span></text:span></text:p>
      <text:p text:style-name="P21"/>
      <text:p text:style-name="P21"><text:span text:style-name="Source_20_Text"><text:span text:style-name="T6">Asiakas</text:span></text:span></text:p>
      <text:p text:style-name="P21"><text:span text:style-name="Source_20_Text"><text:span text:style-name="T8"><text:s text:c="2"/></text:span></text:span><text:span text:style-name="Source_20_Text"><text:span text:style-name="T6">Asiakas on rekisteröitynyt käyttäjä.</text:span></text:span></text:p>
      <text:p text:style-name="P21"/>
      <text:p text:style-name="P22"><text:span text:style-name="Source_20_Text"><text:span text:style-name="T7">Järejstelmänvalvoja</text:span></text:span></text:p>
      <text:p text:style-name="P22"><text:span text:style-name="Source_20_Text"><text:span text:style-name="T7"><text:tab/>Järjestelmänvalvoja pitää huolta siitä, ettei sivustoa käytetä väärin, esimerkiksi rikolliseen toimintaan ja häirintään.</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Käyttötapauskaavio</text:p>
      <text:p text:style-name="P6"/>
      <text:p text:style-name="P6"><draw:frame draw:style-name="fr1" draw:name="Image1" text:anchor-type="paragraph" svg:width="17cm" svg:height="16.494cm" draw:z-index="0"><draw:image xlink:href="Pictures/1000020100000412000003F3659F1DB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7">Käyttötapaukset</text:p>
      <text:p text:style-name="P10"/>
      <text:p text:style-name="P10">Jokamiehen käyttötapaukset:</text:p>
      <text:p text:style-name="P15"/>
      <text:p text:style-name="P15"><text:span text:style-name="T10">(1.</text:span> <text:span text:style-name="T10">s</text:span>ivuston etusivuun tutustuminen:</text:p>
      <text:p text:style-name="P16">Käyttäjä lataa etusivun ja lukee, mitä siinä sanotaan.<text:span text:style-name="T10">)</text:span></text:p>
      <text:p text:style-name="P15"><text:tab/></text:p>
      <text:p text:style-name="P15"><text:span text:style-name="T9">2. t</text:span>ilinavaus:</text:p>
      <text:p text:style-name="P16">Käyttäjä painaa nappia luodakseen profiilin ja saa eteensä lomakkeen, johon hän täyttää pakolliset (esim. nimi, käyttäjätunnus ja salasana) ja mahdolliset vapaaehtoiset tietonsa.</text:p>
      <text:p text:style-name="P15"/>
      <text:p text:style-name="P10">Asiakkaan käyttötapaukset:</text:p>
      <text:p text:style-name="P10"/>
      <text:p text:style-name="P15"><text:span text:style-name="T9">1. </text:span>sisäänkirjautuminen:</text:p>
      <text:p text:style-name="P16">Käyttäjä painaa kirjautumislinkkiä ja syöttää aukeavalle lomakesivulle käyttäjätunnuksen ja salasansa.</text:p>
      <text:p text:style-name="P10"/>
      <text:p text:style-name="P10"><text:span text:style-name="T4">2.</text:span><text:span text:style-name="T3"> profiilin muokkaus </text:span><text:span text:style-name="T5">ja poistaminen</text:span><text:span text:style-name="T3">:</text:span></text:p>
      <text:p text:style-name="P16">Käyttäjä näkee oman sivunsa ja muokkaa tietojaan. Kaikkia tietoja ei kuitenkaan voi muokata ilman tilin poistamista.</text:p>
      <text:p text:style-name="P10"/>
      <text:p text:style-name="P10"><text:span text:style-name="T4">3.</text:span><text:span text:style-name="T3"> tapahtuman l</text:span><text:span text:style-name="T5">uo</text:span><text:span text:style-name="T3">n</text:span><text:span text:style-name="T5">ti:</text:span></text:p>
      <text:p text:style-name="P16">Käyttäjä painaa tapahtumanlisäämisnappia tai linkkiä yläpalkista, ja lisää tapahtuman, johon tarvitaan nimi, lyhyt kuvaus, mahdollisten teematagien lisääminen, tapahtumapaikka ja -aika.</text:p>
      <text:p text:style-name="P10"/>
      <text:p text:style-name="P10"><text:span text:style-name="T4">4.</text:span><text:span text:style-name="T3"> tapahtuman muokkaus ja poisto:</text:span></text:p>
      <text:p text:style-name="P16">Omalta sivultaan käyttäjä voi muokata tai poistaa luomansa tapahtuman.</text:p>
      <text:p text:style-name="P10"/>
      <text:p text:style-name="P10"><text:span text:style-name="T4">5. </text:span><text:span text:style-name="T5">t</text:span><text:span text:style-name="T3">ulevien tapahtumien selaus ja niiden hakeminen kiinnostuksekohteiden perusteella:</text:span></text:p>
      <text:p text:style-name="P16">Käyttäjä näkee listan tulevista tapahtumista ja mhdollisesti valitsee tämänhetkiset kiinnostuksenkohteensa listalta ja painaa hakunappia.</text:p>
      <text:p text:style-name="P10"/>
      <text:p text:style-name="P17">6. tapahtumaan ilmoittautuminen:</text:p>
      <text:p text:style-name="P17">Käyttäjä klikkaa tapahtumalistasta tapahtuman johon haluaa ilmoittautua.</text:p>
      <text:p text:style-name="P10"/>
      <text:p text:style-name="P10"><text:span text:style-name="T5">7. proffilien</text:span><text:span text:style-name="T3"> selaus listalta:</text:span></text:p>
      <text:p text:style-name="P16">Asiakas näkee listan <text:span text:style-name="T10">julkisistaprofiileista</text:span> ja mahdollisista muista tiedoista, jotka käyttäjät itse valitsevat nähtäviksi.</text:p>
      <text:p text:style-name="P16"/>
      <text:p text:style-name="P10"><text:span text:style-name="T5">8</text:span><text:span text:style-name="T4">.</text:span><text:span text:style-name="T3"> </text:span><text:span text:style-name="T4">K</text:span><text:span text:style-name="T3">iinnostuksenkohteiden lisääminen:</text:span></text:p>
      <text:p text:style-name="P16">Käyttäjä keksii uuden kiinnostuskohteen ja asettaa sen hakusanaksi.</text:p>
      <text:p text:style-name="P10"/>
      <text:p text:style-name="P10"><text:span text:style-name="T5">9</text:span><text:span text:style-name="T4">.</text:span><text:span text:style-name="T3"> </text:span><text:span text:style-name="T4">K</text:span><text:span text:style-name="T3">iinnostuksenkohteiden valinta:</text:span></text:p>
      <text:p text:style-name="P16">Käyttäjä valitsee kiinnostuksenkohteita omaan julkiseen profiiliinsa.</text:p>
      <text:p text:style-name="P10"><text:soft-page-break/></text:p>
      <text:p text:style-name="P11">Järjestelmänvalvojan käyttötapaukset:</text:p>
      <text:p text:style-name="P11"/>
      <text:p text:style-name="P11"><text:span text:style-name="T3">1. </text:span><text:span text:style-name="T5">S</text:span><text:span text:style-name="T3">isäänkirjautuminen</text:span></text:p>
      <text:p text:style-name="P16">Katso aiemmasta</text:p>
      <text:p text:style-name="P16"/>
      <text:p text:style-name="P16">2. Tapahtumien selaus</text:p>
      <text:p text:style-name="P16">Katso aiemmasta</text:p>
      <text:p text:style-name="P11"/>
      <text:p text:style-name="P16">3. Tapahtuman poisto:</text:p>
      <text:p text:style-name="P16">Katso aiemmasta</text:p>
      <text:p text:style-name="P16"/>
      <text:p text:style-name="P16">4. Käyttäjätilien selaus:</text:p>
      <text:p text:style-name="P16">Järjestelmänvalvoja näkee kaikkien tilien slaamattomat tiedot</text:p>
      <text:p text:style-name="P11"/>
      <text:p text:style-name="P16">5. Käyttäjätilin poisto:</text:p>
      <text:p text:style-name="P16">Järjestelmänvalvoja voi poistaa valitsemansa käyttäjätilin ilman tilinhaltijan suostumusta mikäli se rikkoo sivuston sääntöjä.</text:p>
      <text:p text:style-name="P16"/>
      <text:p text:style-name="P16"/>
      <text:p text:style-name="P9"/>
      <text:p text:style-name="P9"/>
      <text:p text:style-name="P9"/>
      <text:p text:style-name="P9"/>
      <text:p text:style-name="P9"/>
      <text:p text:style-name="P9">Järjestelmän tietosisältö</text:p>
      <text:p text:style-name="P9"/>
      <text:p text:style-name="P12"><draw:frame draw:style-name="fr2" draw:name="Image2" text:anchor-type="paragraph" svg:x="1.715cm" svg:y="0.141cm" svg:width="13.573cm" svg:height="6.059cm" draw:z-index="1"><draw:image xlink:href="Pictures/1000020100000201000000E52E2B171E.png" xlink:type="simple" xlink:show="embed" xlink:actuate="onLoad"/></draw:frame></text:p>
      <text:p text:style-name="P12"/>
      <text:p text:style-name="P13"/>
      <text:p text:style-name="P13"/>
      <text:p text:style-name="P13"/>
      <text:p text:style-name="P13"/>
      <text:p text:style-name="P13"/>
      <text:p text:style-name="P13"/>
      <text:p text:style-name="P13"/>
      <text:p text:style-name="P13"><text:soft-page-break/></text:p>
      <text:p text:style-name="P13"/>
      <text:p text:style-name="P13"><text:bookmark-start text:name="__DdeLink__488_30307091"/><text:span text:style-name="T3">Tietokohde: </text:span>Asiakas</text:p>
      <text:p text:style-name="P13"/>
      <table:table table:name="Tietokohdetaulukko" table:style-name="Tietokohdetaulukko">
        <table:table-column table:style-name="Tietokohdetaulukko.A"/>
        <table:table-column table:style-name="Tietokohdetaulukko.B"/>
        <table:table-column table:style-name="Tietokohdetaulukko.C"/>
        <table:table-row>
          <table:table-cell table:style-name="Tietokohdetaulukko.A1" office:value-type="string">
            <text:p text:style-name="P24">Attribuutti:</text:p>
          </table:table-cell>
          <table:table-cell table:style-name="Tietokohdetaulukko.A1" office:value-type="string">
            <text:p text:style-name="P24">Arvojoukko:</text:p>
          </table:table-cell>
          <table:table-cell table:style-name="Tietokohdetaulukko.C1" office:value-type="string">
            <text:p text:style-name="P24">Kuvailu:</text:p>
          </table:table-cell>
        </table:table-row>
        <table:table-row>
          <table:table-cell table:style-name="Tietokohdetaulukko.A2" office:value-type="string">
            <text:p text:style-name="P24">Etunimi</text:p>
          </table:table-cell>
          <table:table-cell table:style-name="Tietokohdetaulukko.A2" office:value-type="string">
            <text:p text:style-name="P24">Varchar(50)</text:p>
          </table:table-cell>
          <table:table-cell table:style-name="Tietokohdetaulukko.C2" office:value-type="string">
            <text:p text:style-name="P23"/>
          </table:table-cell>
        </table:table-row>
        <table:table-row>
          <table:table-cell table:style-name="Tietokohdetaulukko.A2" office:value-type="string">
            <text:p text:style-name="P24">Sukunimi</text:p>
          </table:table-cell>
          <table:table-cell table:style-name="Tietokohdetaulukko.A2" office:value-type="string">
            <text:p text:style-name="P24">Varchar(50)</text:p>
          </table:table-cell>
          <table:table-cell table:style-name="Tietokohdetaulukko.C2" office:value-type="string">
            <text:p text:style-name="P23"/>
          </table:table-cell>
        </table:table-row>
        <table:table-row>
          <table:table-cell table:style-name="Tietokohdetaulukko.A2" office:value-type="string">
            <text:p text:style-name="P24">Lyhyt kuvaus</text:p>
          </table:table-cell>
          <table:table-cell table:style-name="Tietokohdetaulukko.A2" office:value-type="string">
            <text:p text:style-name="P24">Varchar(250)</text:p>
          </table:table-cell>
          <table:table-cell table:style-name="Tietokohdetaulukko.C2" office:value-type="string">
            <text:p text:style-name="P24">Käyttäjä kertoo itsestään, mitä haluaa.</text:p>
          </table:table-cell>
        </table:table-row>
        <table:table-row>
          <table:table-cell table:style-name="Tietokohdetaulukko.A2" office:value-type="string">
            <text:p text:style-name="P24">Syntymäaika</text:p>
          </table:table-cell>
          <table:table-cell table:style-name="Tietokohdetaulukko.A2" office:value-type="string">
            <text:p text:style-name="P24">Date</text:p>
          </table:table-cell>
          <table:table-cell table:style-name="Tietokohdetaulukko.C2" office:value-type="string">
            <text:p text:style-name="P23"/>
          </table:table-cell>
        </table:table-row>
        <table:table-row>
          <table:table-cell table:style-name="Tietokohdetaulukko.A2" office:value-type="string">
            <text:p text:style-name="P24">Käyttäjänimi</text:p>
          </table:table-cell>
          <table:table-cell table:style-name="Tietokohdetaulukko.A2" office:value-type="string">
            <text:p text:style-name="P24">Varchar(20)</text:p>
          </table:table-cell>
          <table:table-cell table:style-name="Tietokohdetaulukko.C2" office:value-type="string">
            <text:p text:style-name="P23"/>
          </table:table-cell>
        </table:table-row>
        <table:table-row>
          <table:table-cell table:style-name="Tietokohdetaulukko.A2" office:value-type="string">
            <text:p text:style-name="P24">Salasana</text:p>
          </table:table-cell>
          <table:table-cell table:style-name="Tietokohdetaulukko.A2" office:value-type="string">
            <text:p text:style-name="P24">Varchar(16)</text:p>
          </table:table-cell>
          <table:table-cell table:style-name="Tietokohdetaulukko.C2" office:value-type="string">
            <text:p text:style-name="P23"/>
          </table:table-cell>
        </table:table-row>
        <table:table-row>
          <table:table-cell table:style-name="Tietokohdetaulukko.A2" office:value-type="string">
            <text:p text:style-name="P24">Osoite</text:p>
          </table:table-cell>
          <table:table-cell table:style-name="Tietokohdetaulukko.A2" office:value-type="string">
            <text:p text:style-name="P24">Varchar(20)</text:p>
          </table:table-cell>
          <table:table-cell table:style-name="Tietokohdetaulukko.C2" office:value-type="string">
            <text:p text:style-name="P23"/>
          </table:table-cell>
        </table:table-row>
        <table:table-row>
          <table:table-cell table:style-name="Tietokohdetaulukko.A2" office:value-type="string">
            <text:p text:style-name="P24">Puhelinnumero</text:p>
          </table:table-cell>
          <table:table-cell table:style-name="Tietokohdetaulukko.A2" office:value-type="string">
            <text:p text:style-name="P24">Varchar(15)</text:p>
          </table:table-cell>
          <table:table-cell table:style-name="Tietokohdetaulukko.C2" office:value-type="string">
            <text:p text:style-name="P23"/>
          </table:table-cell>
        </table:table-row>
        <table:table-row>
          <table:table-cell table:style-name="Tietokohdetaulukko.A2" office:value-type="string">
            <text:p text:style-name="P24">Sähköpostiosoite</text:p>
          </table:table-cell>
          <table:table-cell table:style-name="Tietokohdetaulukko.A2" office:value-type="string">
            <text:p text:style-name="P24">Varchar(50)</text:p>
          </table:table-cell>
          <table:table-cell table:style-name="Tietokohdetaulukko.C2" office:value-type="string">
            <text:p text:style-name="P23"/>
          </table:table-cell>
        </table:table-row>
      </table:table>
      <text:p text:style-name="P28"><text:bookmark-end text:name="__DdeLink__488_30307091"/></text:p>
      <text:p text:style-name="P14"><text:span text:style-name="T3">Tietokohde: </text:span><text:span text:style-name="T11">Kiinnostuksenkohde</text:span></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25"><text:span text:style-name="T11">A</text:span>ttribuutti:</text:p>
          </table:table-cell>
          <table:table-cell table:style-name="Table1.A1" office:value-type="string">
            <text:p text:style-name="P25">Arvojoukko:</text:p>
          </table:table-cell>
          <table:table-cell table:style-name="Table1.C1" office:value-type="string">
            <text:p text:style-name="P25">Kuvailu:</text:p>
          </table:table-cell>
        </table:table-row>
        <table:table-row>
          <table:table-cell table:style-name="Table1.A2" office:value-type="string">
            <text:p text:style-name="P27"><text:span text:style-name="T12">K</text:span>iinnostus</text:p>
          </table:table-cell>
          <table:table-cell table:style-name="Table1.A2" office:value-type="string">
            <text:p text:style-name="P25">Varchar(<text:span text:style-name="T11">50</text:span>)</text:p>
          </table:table-cell>
          <table:table-cell table:style-name="Table1.C2" office:value-type="string">
            <text:p text:style-name="P26"/>
          </table:table-cell>
        </table:table-row>
      </table:table>
      <text:p text:style-name="P14"/>
      <text:p text:style-name="P14"><text:span text:style-name="T3">Tietokohde: </text:span><text:span text:style-name="T11">Tapahtuma</text:span></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25">Attribuutti:</text:p>
          </table:table-cell>
          <table:table-cell table:style-name="Table2.A1" office:value-type="string">
            <text:p text:style-name="P25">Arvojoukko:</text:p>
          </table:table-cell>
          <table:table-cell table:style-name="Table2.C1" office:value-type="string">
            <text:p text:style-name="P25">Kuvailu:</text:p>
          </table:table-cell>
        </table:table-row>
        <table:table-row>
          <table:table-cell table:style-name="Table2.A2" office:value-type="string">
            <text:p text:style-name="P27">Tapahtumannimi</text:p>
          </table:table-cell>
          <table:table-cell table:style-name="Table2.A2" office:value-type="string">
            <text:p text:style-name="P25">Varchar(50)</text:p>
          </table:table-cell>
          <table:table-cell table:style-name="Table2.C2" office:value-type="string">
            <text:p text:style-name="P26"/>
          </table:table-cell>
        </table:table-row>
        <table:table-row>
          <table:table-cell table:style-name="Table2.A2" office:value-type="string">
            <text:p text:style-name="P25"><text:span text:style-name="T11">L</text:span>yhyt kuvaus</text:p>
          </table:table-cell>
          <table:table-cell table:style-name="Table2.A2" office:value-type="string">
            <text:p text:style-name="P25">Varchar(250)</text:p>
          </table:table-cell>
          <table:table-cell table:style-name="Table2.C2" office:value-type="string">
            <text:p text:style-name="P27">Kuvaus, mistä tapahtumassa on kyse.</text:p>
          </table:table-cell>
        </table:table-row>
        <table:table-row>
          <table:table-cell table:style-name="Table2.A2" office:value-type="string">
            <text:p text:style-name="P27">Pvm</text:p>
          </table:table-cell>
          <table:table-cell table:style-name="Table2.A2" office:value-type="string">
            <text:p text:style-name="P25">Date</text:p>
          </table:table-cell>
          <table:table-cell table:style-name="Table2.C2" office:value-type="string">
            <text:p text:style-name="P26"/>
          </table:table-cell>
        </table:table-row>
        <table:table-row>
          <table:table-cell table:style-name="Table2.A2" office:value-type="string">
            <text:p text:style-name="P27">Kellonaika</text:p>
          </table:table-cell>
          <table:table-cell table:style-name="Table2.A2" office:value-type="string">
            <text:p text:style-name="P27">Time</text:p>
          </table:table-cell>
          <table:table-cell table:style-name="Table2.C2" office:value-type="string">
            <text:p text:style-name="P26"/>
          </table:table-cell>
        </table:table-row>
        <table:table-row>
          <table:table-cell table:style-name="Table2.A2" office:value-type="string">
            <text:p text:style-name="P27">Tapahtumapaikka</text:p>
          </table:table-cell>
          <table:table-cell table:style-name="Table2.A2" office:value-type="string">
            <text:p text:style-name="P25">Varchar(16)</text:p>
          </table:table-cell>
          <table:table-cell table:style-name="Table2.C2" office:value-type="string">
            <text:p text:style-name="P26"/>
          </table:table-cell>
        </table:table-row>
        <table:table-row>
          <table:table-cell table:style-name="Table2.A2" office:value-type="string">
            <text:p text:style-name="P27">Tapahtuman luoja</text:p>
          </table:table-cell>
          <table:table-cell table:style-name="Table2.A2" office:value-type="string">
            <text:p text:style-name="P25">Varchar(20)</text:p>
          </table:table-cell>
          <table:table-cell table:style-name="Table2.C2" office:value-type="string">
            <text:p text:style-name="P26"/>
          </table:table-cell>
        </table:table-row>
      </table:table>
      <text:p text:style-name="P8"><text:soft-page-break/>Relaatiotietokantakaavio</text:p>
      <text:p text:style-name="P8"><draw:frame draw:style-name="fr2" draw:name="Image3" text:anchor-type="paragraph" svg:x="-0.339cm" svg:y="1.353cm" svg:width="17cm" svg:height="12.095cm" draw:z-index="2"><draw:image xlink:href="Pictures/10000201000002D800000206D69A14DE.png" xlink:type="simple" xlink:show="embed" xlink:actuate="onLoad"/></draw:frame></text:p>
      <text:p text:style-name="P8"/>
      <text:p text:style-name="P8"/>
      <text:p text:style-name="P8"/>
      <text:p text:style-name="P8"/>
      <text:p text:style-name="P8"/>
      <text:p text:style-name="P8"/>
      <text:p text:style-name="P8"/>
      <text:p text:style-name="P31">Käynnistys- / käyttöohje</text:p>
      <text:p text:style-name="P31"/>
      <text:p text:style-name="P29">Ohjelma löytyy osoitteesta <text:a xlink:type="simple" xlink:href="http://vipohjol.users.cs.helsinki.fi/Tsoha/etusivu">http://vipohjol.users.cs.helsinki.fi/Tsoha/etusivu</text:a>, johon pääset koulun koneilta. Voit luoda itse oman käyttäjätunnuksesi etusivun ohjeiden mukaan. Järjestelmän ylläpitäjä pidättää oikeuden poistaa asiakkaan tili, mikäli se on loukkaava, asiaton tai muuten vaan ei täytä järjestelmänvalvojan mielivaltaisia vaatimuksia, jotka muuttuvat päivittäin täysin ennakoimattomasti. Ohjelman käyttö on intuitiivista, eikä vaadi mitään erityisosaam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enlo" svg:font-family="Menlo, Monaco, Consolas, 'Ubuntu Mono', 'DejaVu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5:19:07.911217292</meta:creation-date>
    <dc:date>2016-04-29T15:48:39.632148158</dc:date>
    <meta:editing-duration>PT2H5M33S</meta:editing-duration>
    <meta:editing-cycles>10</meta:editing-cycles>
    <meta:generator>LibreOffice/4.2.8.2$Linux_X86_64 LibreOffice_project/420m0$Build-2</meta:generator>
    <meta:document-statistic meta:table-count="3" meta:image-count="3" meta:object-count="0" meta:page-count="7" meta:paragraph-count="117" meta:word-count="550" meta:character-count="4953" meta:non-whitespace-character-count="4944"/>
  </office:meta>
</office:document-meta>
</file>